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xercice1" style:family="table">
      <style:table-properties style:width="17.013cm" fo:margin-left="0cm" fo:margin-right="-0.012cm" table:align="margins"/>
    </style:style>
    <style:style style:name="Exercice1.A" style:family="table-column">
      <style:table-column-properties style:column-width="1.94cm" style:rel-column-width="1100*"/>
    </style:style>
    <style:style style:name="Exercice1.B" style:family="table-column">
      <style:table-column-properties style:column-width="2.919cm" style:rel-column-width="1655*"/>
    </style:style>
    <style:style style:name="Exercice1.C" style:family="table-column">
      <style:table-column-properties style:column-width="6.412cm" style:rel-column-width="3635*"/>
    </style:style>
    <style:style style:name="Exercice1.D" style:family="table-column">
      <style:table-column-properties style:column-width="5.741cm" style:rel-column-width="3255*"/>
    </style:style>
    <style:style style:name="Exercice1.A1" style:family="table-cell">
      <style:table-cell-properties fo:padding="0.097cm" fo:border-left="none" fo:border-right="0.002cm solid #000000" fo:border-top="none" fo:border-bottom="0.002cm solid #000000"/>
    </style:style>
    <style:style style:name="Exercice1.C1" style:family="table-cell">
      <style:table-cell-properties fo:padding="0.097cm" fo:border="0.002cm solid #000000"/>
    </style:style>
    <style:style style:name="Exercice1.C2" style:family="table-cell">
      <style:table-cell-properties fo:padding="0.097cm" fo:border-left="0.002cm solid #000000" fo:border-right="none" fo:border-top="none" fo:border-bottom="0.002cm solid #000000"/>
    </style:style>
    <style:style style:name="Exercic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Exercice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style:text-underline-style="non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prefix="(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1"/>
      <table:table table:name="Exercice1" table:style-name="Exercice1">
        <table:table-column table:style-name="Exercice1.A"/>
        <table:table-column table:style-name="Exercice1.B"/>
        <table:table-column table:style-name="Exercice1.C"/>
        <table:table-column table:style-name="Exercice1.D"/>
        <table:table-row>
          <table:table-cell table:style-name="Exercice1.A1" table:number-rows-spanned="2" table:number-columns-spanned="2" office:value-type="string">
            <text:p text:style-name="P6"/>
          </table:table-cell>
          <table:covered-table-cell/>
          <table:table-cell table:style-name="Exercice1.C1" table:number-columns-spanned="2" office:value-type="string">
            <text:p text:style-name="P6">a.equals(b)</text:p>
          </table:table-cell>
          <table:covered-table-cell/>
        </table:table-row>
        <table:table-row>
          <table:covered-table-cell/>
          <table:covered-table-cell/>
          <table:table-cell table:style-name="Exercice1.C2" office:value-type="string">
            <text:p text:style-name="P6">True</text:p>
          </table:table-cell>
          <table:table-cell table:style-name="Exercice1.D2" office:value-type="string">
            <text:p text:style-name="P6">False</text:p>
          </table:table-cell>
        </table:table-row>
        <table:table-row>
          <table:table-cell table:style-name="Exercice1.A3" table:number-rows-spanned="2" office:value-type="string">
            <text:p text:style-name="P6">a == b</text:p>
          </table:table-cell>
          <table:table-cell table:style-name="Exercice1.C2" office:value-type="string">
            <text:p text:style-name="P6">True</text:p>
          </table:table-cell>
          <table:table-cell table:style-name="Exercice1.C2" office:value-type="string">
            <text:p text:style-name="P6">Si a et b sont de la même instance</text:p>
          </table:table-cell>
          <table:table-cell table:style-name="Exercice1.D2" office:value-type="string">
            <text:p text:style-name="P6">D'après la convention Java ça ne peut arriver</text:p>
          </table:table-cell>
        </table:table-row>
        <table:table-row>
          <table:covered-table-cell/>
          <table:table-cell table:style-name="Exercice1.C2" office:value-type="string">
            <text:p text:style-name="P6">False</text:p>
          </table:table-cell>
          <table:table-cell table:style-name="Exercice1.C2" office:value-type="string">
            <text:p text:style-name="P6">Deux objets différents qui sont sémantiquement égaux</text:p>
          </table:table-cell>
          <table:table-cell table:style-name="Exercice1.D2" office:value-type="string">
            <text:p text:style-name="P6">Deux objets différents sémantiquement différents</text:p>
          </table:table-cell>
        </table:table-row>
      </table:table>
      <text:list xml:id="list2587158076864890682" text:style-name="L1">
        <text:list-header>
          <text:p text:style-name="P5"><text:span text:style-name="T1"/></text:p>
        </text:list-header>
      </text:list>
      <text:p text:style-name="P4"><text:span text:style-name="T1">5. true</text:span></text:p>
      <text:p text:style-name="P3">6. false</text:p>
      <text:p text:style-name="P3">7. true</text:p>
      <text:p text:style-name="P3">8. Peut être les deux</text:p>
      <text:p text:style-name="P3">9. Peut être les deux</text:p>
      <text:p text:style-name="P3">10. Peut être les deux</text:p>
      <text:p text:style-name="P3">11. Peut être les deux</text:p>
      <text:p text:style-name="P3">12. false</text:p>
      <text:p text:style-name="P2"/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10-07T13:40:17.96</meta:creation-date>
    <dc:date>2015-10-07T15:10:46.38</dc:date>
    <dc:creator>Maxime Gallais-Jimenez</dc:creator>
    <meta:editing-duration>PT1H30M27S</meta:editing-duration>
    <meta:editing-cycles>9</meta:editing-cycles>
    <meta:generator>OpenOffice/4.1.1$Win32 OpenOffice.org_project/411m6$Build-9775</meta:generator>
    <meta:document-statistic meta:table-count="1" meta:image-count="0" meta:object-count="0" meta:page-count="1" meta:paragraph-count="19" meta:word-count="68" meta:character-count="343"/>
  </office:meta>
</office:document-meta>
</file>